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Schmidtke</text:p>
      <text:p text:style-name="P1">Spch 2313-001</text:p>
      <text:p text:style-name="P1">24 October 2006</text:p>
      <text:p text:style-name="P1"/>
      <text:p text:style-name="P1"><text:tab/>Our group experienced all four stages of the group process. I could tell when orientation happened – we went over the topic, saw that the guy that never shows up wasn't here, decided on who was going to take notes, and then we dived right in. While we didn't immediately have conflict when we entered the conflict stage due to a common opinion among all of us, we were having conflict soon after. Conflict ensued until we began coming up with solutions that everyone agreed with. Then, we entered emergence. Things on paper were things that all of us agreed upon. Once in emergence, we also stopped having any argument over the suggestions. Finally, we went over our list of 25 and picked out ten, and reinforced those opinions by explaining why we chose each of the ten (again).</text:p>
      <text:p text:style-name="P1"><text:tab/>My task role was opinion giver. I gave my opinion without a question (much like I do in class while others are talking – sorry!), especially in regard to things that affect me, like for example, the lack of on-campus things to do. My maintenance role was follower. When the group came up with suggestions that I didn't think of, I went with the general consensus that it was a good idea (well, I did think it was a good idea and all).</text:p>
      <text:p text:style-name="P1"><text:tab/>I am happy with our group's final product. While input further given by the instructor after our group came up with suggestions might cause us to revise our list, I believe we put out the best possible list after the group based on our group's input as a whole.</text:p>
      <text:p text:style-name="P1"><text:tab/>I think our group has an issue with interrupting others. I know this because I did it myself without realizing it. I think we could also improve giving each other non-verbal feedback, but I don't think it was a major problem in our group. We did great with verbal feedback, giving input, and listening skills. </text:p>
      <text:p text:style-name="P1"><text:tab/>The communication skills I used in the group relate to my personal life quite well. I often give out my opinion to people (sometimes even when they don't ask), and in information technology, good communication skills are definitely needed. If a person in the IT field doesn't know how to communicate with a customer or supervisor, the problem or issue might be fixed in an incorrect manner, or if the person really misunderstood, they might solve the <text:span text:style-name="T1">wrong</text:span><text:span text:style-name="T2">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10-24T21:18:51</meta:creation-date>
    <dc:date>2006-10-24T21:48:09</dc:date>
    <dc:language>en-US</dc:language>
    <meta:editing-cycles>6</meta:editing-cycles>
    <meta:editing-duration>PT29M20S</meta:editing-duration>
    <meta:user-defined meta:name="Info 1"/>
    <meta:user-defined meta:name="Info 2"/>
    <meta:user-defined meta:name="Info 3"/>
    <meta:user-defined meta:name="Info 4"/>
    <meta:document-statistic meta:table-count="0" meta:image-count="0" meta:object-count="0" meta:page-count="2" meta:paragraph-count="9" meta:word-count="414" meta:character-count="2302"/>
  </office:meta>
</office:document-meta>
</file>